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weight="normal" officeooo:paragraph-rsid="0021e61a" style:font-weight-asian="normal" style:font-weight-complex="normal"/>
    </style:style>
    <style:style style:name="P2" style:family="paragraph" style:parent-style-name="Standard" style:list-style-name="L1">
      <style:text-properties officeooo:rsid="000d2550" officeooo:paragraph-rsid="000d2550"/>
    </style:style>
    <style:style style:name="P3" style:family="paragraph" style:parent-style-name="Standard">
      <style:text-properties officeooo:rsid="000dcefd" officeooo:paragraph-rsid="000dcefd"/>
    </style:style>
    <style:style style:name="P4" style:family="paragraph" style:parent-style-name="Standard">
      <style:paragraph-properties fo:text-align="justify" style:justify-single-word="false"/>
      <style:text-properties officeooo:paragraph-rsid="000dcefd"/>
    </style:style>
    <style:style style:name="P5" style:family="paragraph" style:parent-style-name="Standard">
      <style:paragraph-properties fo:text-align="justify" style:justify-single-word="false"/>
      <style:text-properties officeooo:paragraph-rsid="001d6dc0"/>
    </style:style>
    <style:style style:name="P6" style:family="paragraph" style:parent-style-name="Standard">
      <style:paragraph-properties fo:text-align="justify" style:justify-single-word="false"/>
      <style:text-properties officeooo:paragraph-rsid="001008e0"/>
    </style:style>
    <style:style style:name="P7" style:family="paragraph" style:parent-style-name="Standard" style:list-style-name="L2">
      <style:paragraph-properties fo:text-align="justify" style:justify-single-word="false"/>
      <style:text-properties officeooo:paragraph-rsid="001008e0"/>
    </style:style>
    <style:style style:name="P8" style:family="paragraph" style:parent-style-name="Standard">
      <style:text-properties officeooo:paragraph-rsid="000dcefd"/>
    </style:style>
    <style:style style:name="P9" style:family="paragraph" style:parent-style-name="Standard">
      <style:text-properties officeooo:paragraph-rsid="001d6dc0"/>
    </style:style>
    <style:style style:name="P10" style:family="paragraph" style:parent-style-name="Standard">
      <style:text-properties officeooo:paragraph-rsid="000f9eaa"/>
    </style:style>
    <style:style style:name="P11" style:family="paragraph" style:parent-style-name="Standard">
      <style:text-properties officeooo:paragraph-rsid="001008e0"/>
    </style:style>
    <style:style style:name="P12" style:family="paragraph" style:parent-style-name="Standard">
      <style:text-properties officeooo:rsid="001008e0" officeooo:paragraph-rsid="001008e0"/>
    </style:style>
    <style:style style:name="P13" style:family="paragraph" style:parent-style-name="Standard" style:list-style-name="L2">
      <style:text-properties officeooo:rsid="001008e0" officeooo:paragraph-rsid="001008e0"/>
    </style:style>
    <style:style style:name="P14" style:family="paragraph" style:parent-style-name="Standard">
      <style:text-properties officeooo:rsid="000f9eaa" officeooo:paragraph-rsid="000f9eaa"/>
    </style:style>
    <style:style style:name="P15" style:family="paragraph" style:parent-style-name="Standard" style:list-style-name="L2">
      <style:text-properties officeooo:rsid="000f9eaa" officeooo:paragraph-rsid="000f9eaa"/>
    </style:style>
    <style:style style:name="P16" style:family="paragraph" style:parent-style-name="Standard" style:list-style-name="L2">
      <style:text-properties officeooo:rsid="000ff7ed" officeooo:paragraph-rsid="000ff7ed"/>
    </style:style>
    <style:style style:name="P17" style:family="paragraph" style:parent-style-name="Standard">
      <style:text-properties officeooo:paragraph-rsid="001d71dd"/>
    </style:style>
    <style:style style:name="P18" style:family="paragraph" style:parent-style-name="Standard">
      <style:text-properties officeooo:paragraph-rsid="00129ae2"/>
    </style:style>
    <style:style style:name="P19" style:family="paragraph" style:parent-style-name="Standard">
      <style:text-properties officeooo:rsid="001457bd" officeooo:paragraph-rsid="001ee1cc"/>
    </style:style>
    <style:style style:name="P20" style:family="paragraph" style:parent-style-name="Standard">
      <style:text-properties officeooo:rsid="001457bd" officeooo:paragraph-rsid="001457bd"/>
    </style:style>
    <style:style style:name="P21" style:family="paragraph" style:parent-style-name="Standard">
      <style:text-properties officeooo:paragraph-rsid="001ee1cc"/>
    </style:style>
    <style:style style:name="P22" style:family="paragraph" style:parent-style-name="Standard">
      <style:text-properties officeooo:rsid="00184033" officeooo:paragraph-rsid="00184033"/>
    </style:style>
    <style:style style:name="P23" style:family="paragraph" style:parent-style-name="Standard" style:list-style-name="L3">
      <style:text-properties officeooo:rsid="00184033" officeooo:paragraph-rsid="00184033"/>
    </style:style>
    <style:style style:name="P24" style:family="paragraph" style:parent-style-name="Standard" style:list-style-name="L3">
      <style:text-properties officeooo:paragraph-rsid="00190613"/>
    </style:style>
    <style:style style:name="P25" style:family="paragraph" style:parent-style-name="Standard" style:list-style-name="L3">
      <style:text-properties officeooo:paragraph-rsid="00184033"/>
    </style:style>
    <style:style style:name="P26" style:family="paragraph" style:parent-style-name="Standard" style:list-style-name="L3">
      <style:text-properties officeooo:paragraph-rsid="001ee1cc"/>
    </style:style>
    <style:style style:name="P27" style:family="paragraph" style:parent-style-name="Standard">
      <style:text-properties officeooo:paragraph-rsid="000d2550"/>
    </style:style>
    <style:style style:name="P28" style:family="paragraph" style:parent-style-name="Standard">
      <style:text-properties officeooo:rsid="00179456" officeooo:paragraph-rsid="00179456"/>
    </style:style>
    <style:style style:name="P29" style:family="paragraph" style:parent-style-name="Standard">
      <style:text-properties officeooo:rsid="00179456" officeooo:paragraph-rsid="000d2550"/>
    </style:style>
    <style:style style:name="P30" style:family="paragraph" style:parent-style-name="Standard">
      <style:text-properties officeooo:rsid="000f905a" officeooo:paragraph-rsid="000f905a"/>
    </style:style>
    <style:style style:name="P31" style:family="paragraph" style:parent-style-name="Standard">
      <style:text-properties style:text-line-through-style="none" style:text-line-through-type="none" style:text-underline-style="solid" style:text-underline-width="auto" style:text-underline-color="font-color" fo:font-weight="bold" officeooo:rsid="001457bd" officeooo:paragraph-rsid="001457bd" style:font-weight-asian="bold" style:font-weight-complex="bold"/>
    </style:style>
    <style:style style:name="P32" style:family="paragraph" style:parent-style-name="Standard">
      <style:text-properties officeooo:paragraph-rsid="0015b33f"/>
    </style:style>
    <style:style style:name="P33" style:family="paragraph" style:parent-style-name="Standard">
      <style:text-properties style:text-underline-style="solid" style:text-underline-width="auto" style:text-underline-color="font-color" fo:font-weight="bold" officeooo:rsid="00184033" officeooo:paragraph-rsid="00184033" style:font-weight-asian="bold" style:font-weight-complex="bold"/>
    </style:style>
    <style:style style:name="P34" style:family="paragraph" style:parent-style-name="Standard">
      <style:paragraph-properties fo:break-before="page"/>
      <style:text-properties officeooo:rsid="00179456" officeooo:paragraph-rsid="00179456"/>
    </style:style>
    <style:style style:name="P35" style:family="paragraph" style:parent-style-name="Standard">
      <style:paragraph-properties fo:break-before="page"/>
      <style:text-properties officeooo:paragraph-rsid="00179456"/>
    </style:style>
    <style:style style:name="T1" style:family="text">
      <style:text-properties officeooo:rsid="001d1dc4"/>
    </style:style>
    <style:style style:name="T2" style:family="text">
      <style:text-properties officeooo:rsid="000f9eaa"/>
    </style:style>
    <style:style style:name="T3" style:family="text">
      <style:text-properties officeooo:rsid="00129ae2"/>
    </style:style>
    <style:style style:name="T4" style:family="text">
      <style:text-properties officeooo:rsid="001457bd"/>
    </style:style>
    <style:style style:name="T5" style:family="text">
      <style:text-properties officeooo:rsid="00184033"/>
    </style:style>
    <style:style style:name="T6" style:family="text">
      <style:text-properties officeooo:rsid="00190613"/>
    </style:style>
    <style:style style:name="T7" style:family="text">
      <style:text-properties officeooo:rsid="0019851e"/>
    </style:style>
    <style:style style:name="T8" style:family="text">
      <style:text-properties officeooo:rsid="001cef02"/>
    </style:style>
    <style:style style:name="T9" style:family="text">
      <style:text-properties officeooo:rsid="001d6dc0"/>
    </style:style>
    <style:style style:name="T10" style:family="text">
      <style:text-properties officeooo:rsid="000dcefd"/>
    </style:style>
    <style:style style:name="T11" style:family="text">
      <style:text-properties officeooo:rsid="000f905a"/>
    </style:style>
    <style:style style:name="T12" style:family="text">
      <style:text-properties style:font-name="Liberation Serif1" officeooo:rsid="001d6dc0"/>
    </style:style>
    <style:style style:name="T13" style:family="text">
      <style:text-properties style:font-name="Liberation Serif1" fo:font-weight="bold" officeooo:rsid="001d6dc0"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0f905a" style:font-weight-asian="bold" style:font-weight-complex="bold"/>
    </style:style>
    <style:style style:name="T16" style:family="text">
      <style:text-properties fo:font-weight="bold" officeooo:rsid="000dcefd" style:font-weight-asian="bold" style:font-weight-complex="bold"/>
    </style:style>
    <style:style style:name="T17" style:family="text">
      <style:text-properties fo:font-weight="bold" officeooo:rsid="001d6dc0" style:font-weight-asian="bold" style:font-weight-complex="bold"/>
    </style:style>
    <style:style style:name="T18" style:family="text">
      <style:text-properties fo:font-weight="bold" officeooo:rsid="001008e0" style:font-weight-asian="bold" style:font-weight-complex="bold"/>
    </style:style>
    <style:style style:name="T19" style:family="text">
      <style:text-properties fo:font-weight="bold" officeooo:rsid="00115c69" style:font-weight-asian="bold" style:font-weight-complex="bold"/>
    </style:style>
    <style:style style:name="T20" style:family="text">
      <style:text-properties fo:font-weight="bold" officeooo:rsid="00129ae2" style:font-weight-asian="bold" style:font-weight-complex="bold"/>
    </style:style>
    <style:style style:name="T21" style:family="text">
      <style:text-properties fo:font-weight="bold" officeooo:rsid="001457bd" style:font-weight-asian="bold" style:font-weight-complex="bold"/>
    </style:style>
    <style:style style:name="T22" style:family="text">
      <style:text-properties fo:font-weight="bold" officeooo:rsid="00190613" style:font-weight-asian="bold" style:font-weight-complex="bold"/>
    </style:style>
    <style:style style:name="T23" style:family="text">
      <style:text-properties fo:font-weight="bold" officeooo:rsid="00184033" style:font-weight-asian="bold" style:font-weight-complex="bold"/>
    </style:style>
    <style:style style:name="T24" style:family="text">
      <style:text-properties fo:font-weight="bold" officeooo:rsid="001d1dc4" style:font-weight-asian="bold" style:font-weight-complex="bold"/>
    </style:style>
    <style:style style:name="T25" style:family="text">
      <style:text-properties officeooo:rsid="001d71dd"/>
    </style:style>
    <style:style style:name="T26" style:family="text">
      <style:text-properties officeooo:rsid="001008e0"/>
    </style:style>
    <style:style style:name="T27" style:family="text">
      <style:text-properties officeooo:rsid="00115c69"/>
    </style:style>
    <style:style style:name="T28" style:family="text">
      <style:text-properties officeooo:rsid="001ee1cc"/>
    </style:style>
    <style:style style:name="T29" style:family="text">
      <style:text-properties fo:font-style="normal" fo:font-weight="bold" officeooo:rsid="00184033" style:font-style-asian="normal" style:font-weight-asian="bold" style:font-style-complex="normal"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0d2550" style:font-weight-asian="bold" style:font-weight-complex="bold"/>
    </style:style>
    <style:style style:name="fr1" style:family="graphic" style:parent-style-name="Frame">
      <style:graphic-properties style:vertical-pos="middle" style:vertical-rel="page-content" style:horizontal-pos="center" style:horizontal-rel="page" fo:padding="0.15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2" draw:z-index="1">
        <draw:text-box fo:min-height="0.499cm" fo:min-width="2cm">
          <text:p text:style-name="P34"><text:span text:style-name="T30">dépôt distant :</text:span></text:p>
          <text:p text:style-name="P28"/>
          <text:p text:style-name="P11"><text:span text:style-name="T26">Pour pouvoir travailler à plusieurs il faut utiliser un dépôt distant comme git hub ou git lab.</text:span></text:p>
          <text:p text:style-name="P12"/>
          <text:p text:style-name="P6"><text:span text:style-name="T26">Commencer par créer un projet sur git hub, une fois cela fait il suffit d’utiliser la commande <text:line-break/>«</text:span><text:span text:style-name="T18"> git remote add origin adresse_du_projet </text:span><text:span text:style-name="T26">» pour l’initialiser, cela va associer le dépôt local au dépôt distant. L’adresse du projet se trouve sur git hub et est sauvegardé.</text:span></text:p>
          <text:p text:style-name="P12"/>
          <text:p text:style-name="P12">Pour vérifier les dépôt<text:span text:style-name="T25">s</text:span> distant<text:span text:style-name="T25">s, c’est avec la commande</text:span> «<text:span text:style-name="T14"> git remote </text:span>».</text:p>
          <text:p text:style-name="P12"/>
          <text:p text:style-name="P17"><text:span text:style-name="T27">Pour déposer notre projet sur le dépôt distant on fait un «</text:span><text:span text:style-name="T19"> git push origin master </text:span><text:span text:style-name="T27">», <text:line-break/>où origin est le label du dépôt et master est la branche à déposer. </text:span></text:p>
          <text:p text:style-name="P17"><text:span text:style-name="T27">On peut aussi utiliser la commande «</text:span><text:span text:style-name="T19"> push </text:span><text:span text:style-name="T27">» si on se trouve sur la branche sur laquelle on veut envoyer </text:span></text:p>
          <text:p text:style-name="P12"/>
          <text:p text:style-name="P18"><text:span text:style-name="T3">Pour récupérer le projet il existe deux commandes :</text:span></text:p>
          <text:p text:style-name="P18"><text:span text:style-name="T3">→ </text:span><text:span text:style-name="T20">git pull origin master </text:span><text:span text:style-name="T3">: qui récupère la nouvelle version du projet en cours d’utilisation (le plus important)</text:span></text:p>
          <text:p text:style-name="P18">→<text:span text:style-name="T3"> </text:span><text:span text:style-name="T20">git clone adresse_du_projet </text:span><text:span text:style-name="T3">: qui clone tout le projet (à n’utiliser que la première fois)</text:span></text:p>
          <text:p text:style-name="P3"/>
          <text:p text:style-name="P31">voir la liste des conflits :</text:p>
          <text:p text:style-name="P20"/>
          <text:p text:style-name="P19">«<text:span text:style-name="T14"> git diff --base </text:span><text:span text:style-name="T13">'</text:span><text:span text:style-name="T14">nom_du_fichier</text:span><text:span text:style-name="T13">'</text:span><text:span text:style-name="T14"> </text:span>» : pour visualiser les conflit<text:span text:style-name="T28">s</text:span> d’un fichier.</text:p>
          <text:p text:style-name="P21"><text:span text:style-name="T4">« </text:span><text:span text:style-name="T21">git diff </text:span><text:span text:style-name="T13">'</text:span><text:span text:style-name="T21">branche_source</text:span><text:span text:style-name="T13">'</text:span><text:span text:style-name="T21"> </text:span><text:span text:style-name="T13">'</text:span><text:span text:style-name="T21">branche_cible</text:span><text:span text:style-name="T13">'</text:span><text:span text:style-name="T4"> » : pour visualiser les conflits d’une branche à une autre.</text:span></text:p>
          <text:p text:style-name="P32"><text:span text:style-name="T4">«</text:span><text:span text:style-name="T21"> git diff </text:span><text:span text:style-name="T4">» : pour énumérer tout les conflits actuels.</text:span></text:p>
          <text:p text:style-name="P32"/>
          <text:p text:style-name="P33">Autre<text:span text:style-name="T28">s</text:span> commande<text:span text:style-name="T28">s</text:span> utiles :</text:p>
          <text:p text:style-name="P22"/>
          <text:list xml:id="list3649034835" text:style-name="L3">
            <text:list-item>
              <text:p text:style-name="P25"><text:span text:style-name="T5">«</text:span><text:span text:style-name="T23"> </text:span><text:span text:style-name="T22">git reset </text:span><text:span text:style-name="T6">» : pour revenir à la version du dernier commit.</text:span></text:p>
            </text:list-item>
            <text:list-item>
              <text:p text:style-name="P23">«<text:span text:style-name="T14"> </text:span><text:span text:style-name="T22">git rm nom_du_fichier </text:span><text:span text:style-name="T6">» : supprimer le fichier indiquer avec son nom.</text:span></text:p>
            </text:list-item>
            <text:list-item>
              <text:p text:style-name="P26"><text:span text:style-name="T5">«</text:span><text:span text:style-name="T23"> </text:span><text:span text:style-name="T22">git grep </text:span><text:span text:style-name="T13">'</text:span><text:span text:style-name="T22">expressions et/ou mots</text:span><text:span text:style-name="T13">'</text:span><text:span text:style-name="T22"> </text:span><text:span text:style-name="T6">» : permet de rechercher dans tous les fichiers une expression ou un mot.</text:span></text:p>
            </text:list-item>
            <text:list-item>
              <text:p text:style-name="P23">«<text:span text:style-name="T14"> </text:span><text:span text:style-name="T22">gitk </text:span><text:span text:style-name="T6">» : est l’interface graphique du dépôt local.</text:span></text:p>
            </text:list-item>
            <text:list-item>
              <text:p text:style-name="P23">«<text:span text:style-name="T14"> </text:span><text:span text:style-name="T22">git archive --format=tar master </text:span><text:span text:style-name="T6">» : permet de créer un fichier tar contenant les composants d’une branche.</text:span></text:p>
            </text:list-item>
            <text:list-item>
              <text:p text:style-name="P24"><text:span text:style-name="T5">«</text:span><text:span text:style-name="T29"> git archive --format=zip master </text:span><text:span text:style-name="T5">» : permet de créer un fichier zip contenant les composant d’une branche.</text:span></text:p>
            </text:list-item>
            <text:list-item>
              <text:p text:style-name="P24"><text:span text:style-name="T5">«</text:span><text:span text:style-name="T23"> git rebase nom_de_la_branche </text:span><text:span text:style-name="T5">» : permet de réappliquer des commits sur une autre branche.</text:span></text:p>
            </text:list-item>
            <text:list-item>
              <text:p text:style-name="P24"><text:span text:style-name="T5">«</text:span><text:span text:style-name="T23"> git fsck </text:span><text:span text:style-name="T5">» : <text:s/>effectue une vérification des fichiers. Tous les fichier corrompus seront identifiés.</text:span></text:p>
            </text:list-item>
          </text:list>
        </draw:text-box>
      </draw:frame>
      <draw:frame draw:style-name="fr1" draw:name="Cadre1" text:anchor-type="page" text:anchor-page-number="1" draw:z-index="0">
        <draw:text-box fo:min-height="0.499cm" fo:min-width="0.34cm">
          <text:p text:style-name="P27"><text:span text:style-name="T31">utilisation de git :</text:span></text:p>
          <text:p text:style-name="P27"/>
          <text:list xml:id="list2288887208" text:style-name="L1">
            <text:list-item>
              <text:p text:style-name="P2">commencer par installer git </text:p>
            </text:list-item>
            <text:list-item>
              <text:p text:style-name="P2">ouvrir un terminal (git s’utilise <text:span text:style-name="T7">principalement</text:span> depuis un terminal, <text:span text:style-name="T8">exemple cmd de window</text:span>)</text:p>
            </text:list-item>
            <text:list-item>
              <text:p text:style-name="P2">vérifier la version avec la commande : git --version </text:p>
            </text:list-item>
            <text:list-item>
              <text:p text:style-name="P2">définir notre identité avec les commande suivante :</text:p>
              <text:p text:style-name="P2">→ git config --global user.name « votre nom »</text:p>
              <text:p text:style-name="P2">→ git config --global user.email « votre email » </text:p>
            </text:list-item>
          </text:list>
          <text:p text:style-name="P27"/>
          <text:p text:style-name="P3">git est prêt a être utilis<text:span text:style-name="T9">é</text:span>.</text:p>
          <text:p text:style-name="P3"/>
          <text:p text:style-name="P4"><text:span text:style-name="T9">Maintenant il faut se mettre dans le dossier de notre projet, pour se déplacer on utilise la commande « cd » suivi du chemin, si vous voulez créer un dossier depuis la ligne de commande il faut utiliser la commande « mkdir » suivi du nom du dossier.</text:span></text:p>
          <text:p text:style-name="P3"/>
          <text:p text:style-name="P8"><text:span text:style-name="T10">Une fois dans le projet il faut initialiser git avec la commande «</text:span><text:span text:style-name="T16"> git init </text:span><text:span text:style-name="T10">» .</text:span></text:p>
          <text:p text:style-name="P3"/>
          <text:p text:style-name="P3"><text:span text:style-name="T9">P</text:span>our connaître l’état de nos fichier il faut faire un «<text:span text:style-name="T14"> git status </text:span>».</text:p>
          <text:p text:style-name="P3"/>
          <text:p text:style-name="P9"><text:span text:style-name="T9">Pour enregistrer les fichiers sur git :</text:span></text:p>
          <text:p text:style-name="P5"><text:span text:style-name="T9">1) on commence par sélectionner ce que l’on veut enregistrer avec la commande «</text:span><text:span text:style-name="T17"> git add </text:span><text:span text:style-name="T9">», si on veut sélectionner tous les fichiers on ajoute « </text:span><text:span text:style-name="T17">*</text:span><text:span text:style-name="T9"> » après le add sinon on peut indiquer les fichiers avec leur nom.</text:span></text:p>
          <text:p text:style-name="P5"><text:span text:style-name="T9">2) ensuite il faut valider l’enregistrement de ses fichiers au moyen de la commande «</text:span><text:span text:style-name="T17"> git commit </text:span><text:span text:style-name="T9">», cette commande doit être accompagnée de l’option </text:span><text:span text:style-name="T13">'</text:span><text:span text:style-name="T17">-m « notre commentaire »</text:span><text:span text:style-name="T13">'</text:span><text:span text:style-name="T9"> pour indiquer un message qui précise la nature des modifications apportées.</text:span></text:p>
          <text:p text:style-name="P30"/>
          <text:p text:style-name="P9"><text:span text:style-name="T11">Pour obtenir la liste des commits réalisés au sein de notre git il faut faire un « git log ». </text:span></text:p>
          <text:p text:style-name="P9"><text:span text:style-name="T11">Pour sortir de cet affichage, il faut appuyer sur la touche </text:span><text:span text:style-name="T12">'</text:span><text:span text:style-name="T15">q</text:span><text:span text:style-name="T12">'</text:span><text:span text:style-name="T11">.</text:span></text:p>
          <text:p text:style-name="P30"/>
          <text:p text:style-name="P4"><text:span text:style-name="T2">git utilise un système de branche, il s’agit d’une copie du projet initial qui permet de le modifier puis de le fusionner au projet sans créer de problème ou de mieux travailler à plusieurs.</text:span></text:p>
          <text:p text:style-name="P3"/>
          <text:p text:style-name="P10"><text:span text:style-name="T2">On peut créer autant de branches que l’on veut, la branche master est la branche principale.</text:span></text:p>
          <text:p text:style-name="P14"/>
          <text:list xml:id="list23248311" text:style-name="L2">
            <text:list-item>
              <text:p text:style-name="P15">Pour voir la liste des branche<text:span text:style-name="T9">s</text:span> on fait un «<text:span text:style-name="T14"> git branch </text:span>».</text:p>
            </text:list-item>
            <text:list-item>
              <text:p text:style-name="P15"><text:span text:style-name="T9">Pour créer une nouvelle branche </text:span><text:span text:style-name="T14">git branch</text:span> suivie d’un nom.</text:p>
            </text:list-item>
            <text:list-item>
              <text:p text:style-name="P16">Pour changer <text:span text:style-name="T25">la branche courante</text:span> on utilise «<text:span text:style-name="T14"> git checkout nom_de_la_branche </text:span>»</text:p>
            </text:list-item>
            <text:list-item>
              <text:p text:style-name="P13">Pour supprimer une branche dans git «<text:span text:style-name="T14"> git branch -d nom_de_la_branche </text:span>».</text:p>
            </text:list-item>
            <text:list-item>
              <text:p text:style-name="P7"><text:span text:style-name="T26">Une fois le travail terminé il faut fusionner les commits sur la branche master pour ce faire on utilise la commande «</text:span><text:span text:style-name="T18"> git merge </text:span><text:span text:style-name="T26">». On se place sur la branche master est on merge les branches avec <text:s/>«</text:span><text:span text:style-name="T18"> git merge origin nom_de_la_branche </text:span><text:span text:style-name="T26">».</text:span></text:p>
            </text:list-item>
          </text:list>
          <text:p text:style-name="P28"/>
        </draw:text-box>
      </draw:frame>
      <text:p text:style-name="P29"><text:span text:style-name="T31"/></text:p>
      <text:p text:style-name="P35"><text:span text:style-name="T3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normal" officeooo:paragraph-rsid="0021e61a" style:font-weight-asian="normal" style:font-weight-complex="normal"/>
    </style:style>
    <style:style style:name="MT1" style:family="text">
      <style:text-properties fo:font-weight="bold" officeooo:rsid="001d1dc4" style:font-weight-asian="bold" style:font-weight-complex="bold"/>
    </style:style>
    <style:style style:name="MT2" style:family="text">
      <style:text-properties officeooo:rsid="001d1d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span text:style-name="MT1">GIT / GIT HUB<text:tab/></text:span></text:p>
      </style:header>
      <style:footer>
        <text:p text:style-name="MP1"><text:span text:style-name="MT2"><text:page-number text:select-page="current">1</text:page-number></text:span><text:span text:style-name="MT2">/</text:span><text:span text:style-name="MT2"><text:page-count>2</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3T18:50:39.336000000</meta:creation-date>
    <meta:generator>LibreOffice/6.3.6.2$Windows_X86_64 LibreOffice_project/2196df99b074d8a661f4036fca8fa0cbfa33a497</meta:generator>
    <dc:date>2021-03-01T18:23:44.750000000</dc:date>
    <meta:editing-duration>PT1H26M32S</meta:editing-duration>
    <meta:editing-cycles>20</meta:editing-cycles>
    <meta:document-statistic meta:table-count="0" meta:image-count="0" meta:object-count="0" meta:page-count="2" meta:paragraph-count="47" meta:word-count="779" meta:character-count="4205" meta:non-whitespace-character-count="3484"/>
  </office:meta>
</office:document-meta>
</file>